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p text:style-name="Title">Crowbook</text:p>
      <text:p text:style-name="Heading_20_2.author">Élisabeth Henry</text:p>
      <text:h text:style-name="Heading_20_1">
1. Crowbook</text:h>
      <text:p text:style-name="Text_20_body"><text:a xlink:type="simple" xlink:href="https://travis-ci.org/lise-henry/crowbook"> </text:a></text:p>
      <text:p text:style-name="Text_20_body">Render a markdown book in HTML, Epub or PDF.</text:p>
      <text:p text:style-name="Text_20_body">Crowbook's purpose is to allow you to automatically generate multiple outputs formats from a book written in Markdown. Its main focus is novels, and the default settings should (hopefully) generate readable books with correct typography.</text:p>
      <text:h text:style-name="Heading_20_2">
Example</text:h>
      <text:p text:style-name="Text_20_body">To see what Crowbook's output looks like, you can read (a not-necessarily up-to-date version of) the Crowbook guide (containing this README.md file and additional documentation) rendered in <text:a xlink:type="simple" xlink:href="http://lise-henry.github.io/crowbook/book.html">HTML</text:a>, <text:a xlink:type="simple" xlink:href="http://lise-henry.github.io/crowbook/book.pdf">PDF</text:a> or <text:a xlink:type="simple" xlink:href="http://lise-henry.github.io/crowbook/book.epub">EPUB</text:a>.</text:p>
      <text:h text:style-name="Heading_20_2">
Installing</text:h>
      <text:h text:style-name="Heading_20_3">
Packages</text:h>
      <text:p text:style-name="Text_20_body">If you are on Debian GNU/Linux or Ubuntu (on a PC architecture), you can download <text:span text:style-name="Preformatted_20_Text">.deb</text:span> packages on <text:a xlink:type="simple" xlink:href="https://github.com/lise-henry/crowbook/releases">the releases page</text:a>.</text:p>
      <text:h text:style-name="Heading_20_3">
Binaries</text:h>
      <text:p text:style-name="Text_20_body">See <text:a xlink:type="simple" xlink:href="https://github.com/lise-henry/crowbook/releases">the releases page</text:a> to download a precompiled binary for your architecture (currently: Linux, Windows and MacOSX). Just extract the archive and run <text:span text:style-name="Preformatted_20_Text">crowbook</text:span> (or <text:span text:style-name="Preformatted_20_Text">crowbook.exe</text:span> on Windows). You might also want to copy the binary somewhere in your <text:span text:style-name="Preformatted_20_Text">PATH</text:span> for later usage.</text:p>
      <text:h text:style-name="Heading_20_3">
Building</text:h>
      <text:p text:style-name="Text_20_body">You'll need to have the <text:a xlink:type="simple" xlink:href="https://www.rust-lang.org/">Rust</text:a> compiler on your machine first; you can <text:a xlink:type="simple" xlink:href="https://www.rust-lang.org/downloads.html">download and install it here</text:a>. Once it is down:</text:p>
      <text:p text:style-name="Text_20_Body">$ cargo install crowbook
</text:p>
      <text:p text:style-name="Text_20_body">will automatically download the latest <text:span text:style-name="Preformatted_20_Text">crowbook</text:span> release on <text:a xlink:type="simple" xlink:href="https://crates.io/crates/crowbook">crates.io</text:a> and install it.</text:p>
      <text:h text:style-name="Heading_20_2">
Usage</text:h>
      <text:p text:style-name="Text_20_body">The simplest command is:</text:p>
      <text:p text:style-name="Text_20_Body">$ crowbook &lt;BOOK&gt;
</text:p>
      <text:p text:style-name="Text_20_body">where <text:span text:style-name="Preformatted_20_Text">BOOK</text:span> is a configuration file. Crowbook will parse this file and generate a book in HTML, Epub, LaTeX, and/or PDF, according to the settings in the configuration file.</text:p>
      <text:p text:style-name="Text_20_body">To create a new book, assuming you have a list of Markdown files, you can generate a template configuration file with the <text:span text:style-name="Preformatted_20_Text">--create</text:span> argument:</text:p>
      <text:p text:style-name="Text_20_Body">$ crowbook --create my.book chapter_*.md
</text:p>
      <text:p text:style-name="Text_20_body">This will generate a default <text:span text:style-name="Preformatted_20_Text">my.book</text:span> file, which you'll need to complete. This configuration file contains some metadata, options, and lists the Markdown files.</text:p>
      <text:p text:style-name="Text_20_body">For more information see <text:a xlink:type="simple" xlink:href="book_example/config.md">the configuration file</text:a>.</text:p>
      <text:p text:style-name="Text_20_body">It is also possible to give additional parameters to <text:span text:style-name="Preformatted_20_Text">crowbook</text:span>; we have already seen <text:span text:style-name="Preformatted_20_Text">--create</text:span>, but if you want the full list, see <text:a xlink:type="simple" xlink:href="book_example/arguments.md">the arguments</text:a>.</text:p>
      <text:h text:style-name="Heading_20_2">
Current features</text:h>
      <text:h text:style-name="Heading_20_3">
Output formats</text:h>
      <text:p text:style-name="Text_20_body">Crowbook should correctly support HTML and EPUB (either version 2 or 3) as output formats: rendered files should pass respectively the <text:a xlink:type="simple" xlink:href="https://validator.w3.org/">W3C validator</text:a> and the <text:a xlink:type="simple" xlink:href="http://validator.idpf.org/">IDPF EPUB validator</text:a> for a wide range of (correctly Markdown formatted) input files. See the example book rendered in <text:a xlink:type="simple" xlink:href="http://lise-henry.github.io/crowbook/book.html">HTML</text:a> and <text:a xlink:type="simple" xlink:href="http://lise-henry.github.io/crowbook/book.epub">EPUB</text:a> on github.io.</text:p>
      <text:p text:style-name="Text_20_body">LaTeX/PDF output is a bit more tricky: it should work reasonably well for novels (the primary target of Crowbook), but <text:span text:style-name="Preformatted_20_Text">pdflatex</text:span> might occasionally choke on some "weird" unicode character. See the example book rendered in <text:a xlink:type="simple" xlink:href="http://lise-henry.github.io/crowbook/book.pdf">PDF</text:a> on github.io.</text:p>
      <text:p text:style-name="Text_20_body">ODT output is experimental at best. It might work if your inputs files only include very basic formatting (basically, headers, emphasis and bold), it will probably look ugly in the rest of the cases, and it might miserably fail in some. See the example book rendered in <text:a xlink:type="simple" xlink:href="http://lise-henry.github.io/crowbook/book.odt">ODT</text:a> on github.io if you want to hurt your eyes.</text:p>
      <text:h text:style-name="Heading_20_3">
Input format</text:h>
      <text:p text:style-name="Text_20_body">Crowbook uses <text:a xlink:type="simple" xlink:href="https://crates.io/crates/pulldown-cmark">pulldown-cmark</text:a> and thus should support most of CommonMark Markdown. Inline HTML, however, is not implemented, and probably won't be, as the goal is to have books that can also be generated in PDF (and maybe eventually ODT).</text:p>
      <text:p text:style-name="Text_20_body">Maybe the most specific "feature" of Crowbook is that (by default, it can be deactivated) it tries to "clean" the input files. By default this doesn't do much (except removing superfluous spaces), but if the book's language is set to french it tries to respect french typography, replacing spaces with non-breaking ones when it is appropriate (e.g. in french you are supposed to put a non-breaking space before '?', '!', ';' or ':'). This feature is relatively limited at the moment, but I might try to add more options and support for more languages.</text:p>
      <text:h text:style-name="Heading_20_3">
Links handling</text:h>
      <text:p text:style-name="Text_20_body">Crowbook tries to correctly translate local links in the input Markdown files: e.g. if you have a link to a markdown file that is part of your book, it will be transformed into a link inside the document.</text:p>
      <text:h text:style-name="Heading_20_3">
Inline YAML blocks</text:h>
      <text:p text:style-name="Text_20_body">Crowbook supports inline YAML blocks:</text:p>
      <text:p text:style-name="Text_20_Body">---
author: Me
title: My title
---
</text:p>
      <text:p text:style-name="Text_20_body">This is mostly useful when Crowbook is runned with the <text:span text:style-name="Preformatted_20_Text">--single</text:span> argument (receiving a single Markdown file instead of a book configuration file).</text:p>
      <text:h text:style-name="Heading_20_3">
Bugs</text:h>
      <text:p text:style-name="Text_20_body">See the <text:a xlink:type="simple" xlink:href="https://github.com/lise-henry/crowbook/issues">github's issue tracker</text:a>.</text:p>
      <text:h text:style-name="Heading_20_2">
Contributors</text:h>
      <text:list>
        <text:list-item>
          <text:p><text:a xlink:type="simple" xlink:href="http://stephanemourey.fr/">Stéphane Mourey</text:a> <text:span text:style-name="Preformatted_20_Text">&lt;s+crowbook AT stephanemourey DOT fr&gt;</text:span></text:p>
        </text:list-item>
      </text:list>
      <text:h text:style-name="Heading_20_2">
Acknowledgements</text:h>
      <text:p text:style-name="Text_20_body">Besides the <text:a xlink:type="simple" xlink:href="https://www.rust-lang.org/">Rust</text:a> compiler and standard library, Crowbook uses the following libraries:</text:p>
      <text:list>
        <text:list-item>
          <text:p><text:a xlink:type="simple" xlink:href="https://crates.io/crates/pulldown-cmark">pulldown-cmark</text:a></text:p>
        </text:list-item>
        <text:list-item>
          <text:p><text:a xlink:type="simple" xlink:href="https://crates.io/crates/yaml-rust">yaml-rust</text:a></text:p>
        </text:list-item>
        <text:list-item>
          <text:p><text:a xlink:type="simple" xlink:href="https://crates.io/crates/mustache">mustache</text:a></text:p>
        </text:list-item>
        <text:list-item>
          <text:p><text:a xlink:type="simple" xlink:href="https://github.com/kbknapp/clap-rs">clap</text:a></text:p>
        </text:list-item>
        <text:list-item>
          <text:p><text:a xlink:type="simple" xlink:href="https://crates.io/crates/chrono">chrono</text:a></text:p>
        </text:list-item>
        <text:list-item>
          <text:p><text:a xlink:type="simple" xlink:href="https://crates.io/crates/uuid">uuid</text:a></text:p>
        </text:list-item>
        <text:list-item>
          <text:p><text:a xlink:type="simple" xlink:href="https://crates.io/crates/mime_guess">mime_guess</text:a></text:p>
        </text:list-item>
        <text:list-item>
          <text:p><text:a xlink:type="simple" xlink:href="https://crates.io/crates/walkdir">walkdir</text:a></text:p>
        </text:list-item>
        <text:list-item>
          <text:p><text:a xlink:type="simple" xlink:href="https://crates.io/crates/rustc-serialize">rustc-serialize</text:a></text:p>
        </text:list-item>
      </text:list>
      <text:p text:style-name="Text_20_body">It also uses configuration files from <text:a xlink:type="simple" xlink:href="https://github.com/japaric/rust-everywhere">rust-everywhere</text:a> to use <text:a xlink:type="simple" xlink:href="https://travis-ci.org/">Travis</text:a> and <text:a xlink:type="simple" xlink:href="http://www.appveyor.com/">Appveyor</text:a> to generate binaries for various platforms on each release.</text:p>
      <text:p text:style-name="Text_20_body">While Crowbook directly doesn't use them, there was also inspiration from <text:a xlink:type="simple" xlink:href="http://pandoc.org/">Pandoc</text:a> and <text:a xlink:type="simple" xlink:href="https://github.com/azerupi/mdBook">mdBook</text:a>.</text:p>
      <text:p text:style-name="Text_20_body">Also, the <text:a xlink:type="simple" xlink:href="https://validator.w3.org/">W3C HTML validator</text:a> and the <text:a xlink:type="simple" xlink:href="http://validator.idpf.org/">IDPF EPUB validator</text:a> proved very useful during development.</text:p>
      <text:h text:style-name="Heading_20_2">
ChangeLog</text:h>
      <text:p text:style-name="Text_20_body">See <text:a xlink:type="simple" xlink:href="ChangeLog.md">ChangeLog</text:a>.</text:p>
      <text:h text:style-name="Heading_20_2">
Library</text:h>
      <text:p text:style-name="Text_20_body">While the main purpose of Crowbook is to be runned as a command line, the code is written as a library, so if you want to build on it you can use it as such. You can look at the generated documentation <text:a xlink:type="simple" xlink:href="http://lise-henry.github.io/rust/crowbook/">here</text:a>.</text:p>
      <text:h text:style-name="Heading_20_2">
License</text:h>
      <text:p text:style-name="Text_20_body">Crowbook is free software: you can redistribute it and/or modify it under the terms of the GNU Lesser General Public License (LGPL), version 2.1 or (at your option) any ulterior version. See <text:a xlink:type="simple" xlink:href="LICENSE.md">LICENSE</text:a> for more information.</text:p>
      <text:h text:style-name="Heading_20_1">
2. The configuration file</text:h>
      <text:p text:style-name="Text_20_body">If you want to use Crowbook for your book, this configuration file is all you'll have to add (assuming you already have the book in Markdown files; if you don't, you'll also have to write a book first, but that's besides the scope of this document).</text:p>
      <text:p text:style-name="Text_20_body">The format is not very complicated. This is an example of it:</text:p>
      <text:p text:style-name="Text_20_Body"># metadata
author: Joan Doe
title: Some book
lang: en

output.html: some_book.html

# list of chapters
- preface.md
+ chapter_1.md
+ chapter_2.md
+ chapter_3.md
+ chapter_4.md
- epilogue.md
</text:p>
      <text:p text:style-name="Text_20_body">Basically, it is divided in two parts:</text:p>
      <text:list>
        <text:list-item>
          <text:p>a list of options, under the form <text:span text:style-name="Preformatted_20_Text">key: value</text:span>, following YAML syntax.</text:p>
        </text:list-item>
        <text:list-item>
          <text:p>a list of Markdown files.</text:p>
        </text:list-item>
      </text:list>
      <text:p text:style-name="Text_20_body">Lines starting with the <text:span text:style-name="Preformatted_20_Text">#</text:span> characters are comments and are discarded.</text:p>
      <text:h text:style-name="Heading_20_2">
The list of files</text:h>
      <text:p text:style-name="Text_20_body">There are various options to include a markdown file.</text:p>
      <text:list>
        <text:list-item>
          <text:p><text:span text:style-name="Preformatted_20_Text">+ file_name.md</text:span> includes a numbered chapter.</text:p>
        </text:list-item>
        <text:list-item>
          <text:p><text:span text:style-name="Preformatted_20_Text">- file_name.md</text:span> includes an unnumbered chapter.</text:p>
        </text:list-item>
        <text:list-item>
          <text:p><text:span text:style-name="Preformatted_20_Text">! file_name.md</text:span> includes a chapter whose title won't be displayed (except in the table of contents); this is useful for e.g. including a copyright at the beginning or the book, or for short stories where there is only one chapter.</text:p>
        </text:list-item>
        <text:list-item>
          <text:p><text:span text:style-name="Preformatted_20_Text">42. file_name.md</text:span> specifies the number for a chapter.</text:p>
        </text:list-item>
      </text:list>
      <text:p text:style-name="Text_20_body">So a typical usage might look like this:</text:p>
      <text:p text:style-name="Text_20_Body">! copyright.md
- preface.md
# We want first chapter to be Chapter 0 because we are programmers!
0. chapter_0.md
# Next chapters can be numbered automatically
+ chapter_1.md
+ chapter_2.md
...
</text:p>
      <text:p text:style-name="Text_20_body">There are two important things to note:</text:p>
      <text:list>
        <text:list-item>
          <text:p>you must <text:span text:style-name="T1">not</text:span> use quotes around the file names.</text:p>
        </text:list-item>
        <text:list-item>
          <text:p>the path of these files are relative to the directory where your config file is, <text:span text:style-name="T1">not</text:span> to the directory where you are when running <text:span text:style-name="Preformatted_20_Text">crowbook</text:span>. E.g. you can run <text:span text:style-name="Preformatted_20_Text">crowbook books/my_trilogy/first_book/config.book</text:span> without being in the book's directory.</text:p>
        </text:list-item>
      </text:list>
      <text:p text:style-name="Text_20_body">Also note that you don't have to specify a title. This is because the title of the chapter is inferred from the Markdown document. To go back to our previous example:</text:p>
      <text:p text:style-name="Text_20_Body">+ chapter_1.md
</text:p>
      <text:p text:style-name="Text_20_body">does not specify a chapter title, because it will read it directly in <text:span text:style-name="Preformatted_20_Text">chapter_1.md</text:span>, e.g.:</text:p>
      <text:p text:style-name="Text_20_Body">The day I was born
==================

...
</text:p>
      <text:p text:style-name="Text_20_body">You should have one and only one level-one header (i.e. chapter title) in each markdown file.</text:p>
      <text:p text:style-name="Text_20_body">If you have more than one, Crowbook will print a warning and treat it as another chapter (numbered according to the scheme specified for including the file). It might however mess the table of contents in some cases (e.g. for Epub).</text:p>
      <text:p text:style-name="Text_20_body">If you do <text:span text:style-name="T1">not</text:span> have a level-1 header in a markdown file:</text:p>
      <text:list>
        <text:list-item>
          <text:p>if it is a numbered chapter, Crowbook will infer a chapter name from the numbering scheme;</text:p>
        </text:list-item>
        <text:list-item>
          <text:p>if it is not numbered, chapter's title will default to the empty string and won't be displayed in the TOC.</text:p>
        </text:list-item>
      </text:list>
      <text:h text:style-name="Heading_20_2">
Crowbook options</text:h>
      <text:p text:style-name="Text_20_body">The first part of the configuration file is dedicated to pass options to Crowbook. This is <text:a xlink:type="simple" xlink:href="https://en.wikipedia.org/wiki/YAML">YAML syntax</text:a>, so each line should be of the form <text:span text:style-name="Preformatted_20_Text">key: value</text:span>. Note that in most cases you don't have to put string in quotes, e.g.:</text:p>
      <text:p text:style-name="Text_20_Body">title: My title
</text:p>
      <text:p text:style-name="Text_20_body">It is however possible (and sometimes necessary) to escape some characters to use quotes around strings:</text:p>
      <text:p text:style-name="Text_20_Body">title: "My: title!"
</text:p>
      <text:p text:style-name="Text_20_body">It is possible to use multiline strings with <text:span text:style-name="Preformatted_20_Text">&gt;-</text:span> and then indenting the lines that are part of the string:</text:p>
      <text:p text:style-name="Text_20_Body">title: &gt;-
 A
 long
 title
author: Joan Doe
</text:p>
      <text:p text:style-name="Text_20_body">will set <text:span text:style-name="Preformatted_20_Text">title</text:span> to <text:span text:style-name="Preformatted_20_Text">"A long title"</text:span>. See <text:a xlink:type="simple" xlink:href="https://en.wikipedia.org/wiki/YAML#Block_literals">block literals in YAML</text:a> for more information on the various way to insert multiline strings (which mostly change the way newlines will or won't be inserted).</text:p>
      <text:p text:style-name="Text_20_body">A final note on the syntax: all options must be set <text:span text:style-name="T1">before</text:span> the first chapter inclusion (that is, a line beginning with '+', '-', 'x.' (where <text:span text:style-name="Preformatted_20_Text">x</text:span> is a number) or '!').</text:p>
      <text:p text:style-name="Text_20_body">Here is the complete list of options, with a short description. The usage of some of them is detailed later on.</text:p>
      <text:h text:style-name="Heading_20_3">
Metadata</text:h>
      <text:list>
        <text:list-item>
          <text:p><text:span text:style-name="T2"><text:span text:style-name="Preformatted_20_Text">author</text:span></text:span><text:list>
<text:list-item>
<text:p><text:span text:style-name="T2">type</text:span>: string</text:p></text:list-item><text:list-item>
<text:p><text:span text:style-name="T2">default value</text:span>: <text:span text:style-name="Preformatted_20_Text">Anonymous</text:span></text:p></text:list-item><text:list-item>
<text:p>The author of the book</text:p></text:list-item></text:list>
</text:p>
        </text:list-item>
        <text:list-item>
          <text:p><text:span text:style-name="T2"><text:span text:style-name="Preformatted_20_Text">title</text:span></text:span><text:list>
<text:list-item>
<text:p><text:span text:style-name="T2">type</text:span>: string</text:p></text:list-item><text:list-item>
<text:p><text:span text:style-name="T2">default value</text:span>: <text:span text:style-name="Preformatted_20_Text">Untitled</text:span></text:p></text:list-item><text:list-item>
<text:p>The title of the book</text:p></text:list-item></text:list>
</text:p>
        </text:list-item>
        <text:list-item>
          <text:p><text:span text:style-name="T2"><text:span text:style-name="Preformatted_20_Text">lang</text:span></text:span><text:list>
<text:list-item>
<text:p><text:span text:style-name="T2">type</text:span>: string</text:p></text:list-item><text:list-item>
<text:p><text:span text:style-name="T2">default value</text:span>: <text:span text:style-name="Preformatted_20_Text">en</text:span></text:p></text:list-item><text:list-item>
<text:p>The language of the book</text:p></text:list-item></text:list>
</text:p>
        </text:list-item>
        <text:list-item>
          <text:p><text:span text:style-name="T2"><text:span text:style-name="Preformatted_20_Text">subject</text:span></text:span><text:list>
<text:list-item>
<text:p><text:span text:style-name="T2">type</text:span>: string</text:p></text:list-item><text:list-item>
<text:p><text:span text:style-name="T2">default value</text:span>: <text:span text:style-name="Preformatted_20_Text">not set</text:span></text:p></text:list-item><text:list-item>
<text:p>Subject of the book (used for EPUB metadata)</text:p></text:list-item></text:list>
</text:p>
        </text:list-item>
        <text:list-item>
          <text:p><text:span text:style-name="T2"><text:span text:style-name="Preformatted_20_Text">description</text:span></text:span><text:list>
<text:list-item>
<text:p><text:span text:style-name="T2">type</text:span>: string</text:p></text:list-item><text:list-item>
<text:p><text:span text:style-name="T2">default value</text:span>: <text:span text:style-name="Preformatted_20_Text">not set</text:span></text:p></text:list-item><text:list-item>
<text:p>Description of the book (used for EPUB metadata)</text:p></text:list-item></text:list>
</text:p>
        </text:list-item>
        <text:list-item>
          <text:p><text:span text:style-name="T2"><text:span text:style-name="Preformatted_20_Text">cover</text:span></text:span><text:list>
<text:list-item>
<text:p><text:span text:style-name="T2">type</text:span>: path</text:p></text:list-item><text:list-item>
<text:p><text:span text:style-name="T2">default value</text:span>: <text:span text:style-name="Preformatted_20_Text">not set</text:span></text:p></text:list-item><text:list-item>
<text:p>File name of the cover of the book</text:p></text:list-item></text:list>
</text:p>
        </text:list-item>
      </text:list>
      <text:h text:style-name="Heading_20_3">
Output options</text:h>
      <text:list>
        <text:list-item>
          <text:p><text:span text:style-name="T2"><text:span text:style-name="Preformatted_20_Text">output.epub</text:span></text:span><text:list>
<text:list-item>
<text:p><text:span text:style-name="T2">type</text:span>: path</text:p></text:list-item><text:list-item>
<text:p><text:span text:style-name="T2">default value</text:span>: <text:span text:style-name="Preformatted_20_Text">not set</text:span></text:p></text:list-item><text:list-item>
<text:p>Output file name for EPUB rendering</text:p></text:list-item></text:list>
</text:p>
        </text:list-item>
        <text:list-item>
          <text:p><text:span text:style-name="T2"><text:span text:style-name="Preformatted_20_Text">output.html</text:span></text:span><text:list>
<text:list-item>
<text:p><text:span text:style-name="T2">type</text:span>: path</text:p></text:list-item><text:list-item>
<text:p><text:span text:style-name="T2">default value</text:span>: <text:span text:style-name="Preformatted_20_Text">not set</text:span></text:p></text:list-item><text:list-item>
<text:p>Output file name for HTML rendering</text:p></text:list-item></text:list>
</text:p>
        </text:list-item>
        <text:list-item>
          <text:p><text:span text:style-name="T2"><text:span text:style-name="Preformatted_20_Text">output.html_dir</text:span></text:span><text:list>
<text:list-item>
<text:p><text:span text:style-name="T2">type</text:span>: path</text:p></text:list-item><text:list-item>
<text:p><text:span text:style-name="T2">default value</text:span>: <text:span text:style-name="Preformatted_20_Text">not set</text:span></text:p></text:list-item><text:list-item>
<text:p>Output directory name for HTML rendering</text:p></text:list-item></text:list>
</text:p>
        </text:list-item>
        <text:list-item>
          <text:p><text:span text:style-name="T2"><text:span text:style-name="Preformatted_20_Text">output.tex</text:span></text:span><text:list>
<text:list-item>
<text:p><text:span text:style-name="T2">type</text:span>: path</text:p></text:list-item><text:list-item>
<text:p><text:span text:style-name="T2">default value</text:span>: <text:span text:style-name="Preformatted_20_Text">not set</text:span></text:p></text:list-item><text:list-item>
<text:p>Output file name for LaTeX rendering</text:p></text:list-item></text:list>
</text:p>
        </text:list-item>
        <text:list-item>
          <text:p><text:span text:style-name="T2"><text:span text:style-name="Preformatted_20_Text">output.pdf</text:span></text:span><text:list>
<text:list-item>
<text:p><text:span text:style-name="T2">type</text:span>: path</text:p></text:list-item><text:list-item>
<text:p><text:span text:style-name="T2">default value</text:span>: <text:span text:style-name="Preformatted_20_Text">not set</text:span></text:p></text:list-item><text:list-item>
<text:p>Output file name for PDF rendering</text:p></text:list-item></text:list>
</text:p>
        </text:list-item>
        <text:list-item>
          <text:p><text:span text:style-name="T2"><text:span text:style-name="Preformatted_20_Text">output.odt</text:span></text:span><text:list>
<text:list-item>
<text:p><text:span text:style-name="T2">type</text:span>: path</text:p></text:list-item><text:list-item>
<text:p><text:span text:style-name="T2">default value</text:span>: <text:span text:style-name="Preformatted_20_Text">not set</text:span></text:p></text:list-item><text:list-item>
<text:p>Output file name for ODT rendering</text:p></text:list-item></text:list>
</text:p>
        </text:list-item>
      </text:list>
      <text:h text:style-name="Heading_20_3">
Resources option</text:h>
      <text:list>
        <text:list-item>
          <text:p><text:span text:style-name="T2"><text:span text:style-name="Preformatted_20_Text">resources.base_path</text:span></text:span><text:list>
<text:list-item>
<text:p><text:span text:style-name="T2">type</text:span>: path</text:p></text:list-item><text:list-item>
<text:p><text:span text:style-name="T2">default value</text:span>: <text:span text:style-name="Preformatted_20_Text">not set</text:span></text:p></text:list-item><text:list-item>
<text:p>Path where to find resources (in the source tree). By default, links and images are relative to the Markdown file. If this is set, it will be to this path.</text:p></text:list-item></text:list>
</text:p>
        </text:list-item>
        <text:list-item>
          <text:p><text:span text:style-name="T2"><text:span text:style-name="Preformatted_20_Text">resources.base_path.links</text:span></text:span><text:list>
<text:list-item>
<text:p><text:span text:style-name="T2">type</text:span>: path</text:p></text:list-item><text:list-item>
<text:p><text:span text:style-name="T2">default value</text:span>: <text:span text:style-name="Preformatted_20_Text">not set</text:span></text:p></text:list-item><text:list-item>
<text:p>Set base path but only for links. Useless if resources.base_path is set.</text:p></text:list-item></text:list>
</text:p>
        </text:list-item>
        <text:list-item>
          <text:p><text:span text:style-name="T2"><text:span text:style-name="Preformatted_20_Text">resources.base_path.images</text:span></text:span><text:list>
<text:list-item>
<text:p><text:span text:style-name="T2">type</text:span>: path</text:p></text:list-item><text:list-item>
<text:p><text:span text:style-name="T2">default value</text:span>: <text:span text:style-name="Preformatted_20_Text">.</text:span></text:p></text:list-item><text:list-item>
<text:p>Set base path but only for images. Useless if resources.base_path is set.</text:p></text:list-item></text:list>
</text:p>
        </text:list-item>
        <text:list-item>
          <text:p><text:span text:style-name="T2"><text:span text:style-name="Preformatted_20_Text">resources.base_path.files</text:span></text:span><text:list>
<text:list-item>
<text:p><text:span text:style-name="T2">type</text:span>: path</text:p></text:list-item><text:list-item>
<text:p><text:span text:style-name="T2">default value</text:span>: <text:span text:style-name="Preformatted_20_Text">.</text:span></text:p></text:list-item><text:list-item>
<text:p>Set base path but only for additional files. Useless if resources.base_path is set.</text:p></text:list-item></text:list>
</text:p>
        </text:list-item>
        <text:list-item>
          <text:p><text:span text:style-name="T2"><text:span text:style-name="Preformatted_20_Text">resources.out_path</text:span></text:span><text:list>
<text:list-item>
<text:p><text:span text:style-name="T2">type</text:span>: path</text:p></text:list-item><text:list-item>
<text:p><text:span text:style-name="T2">default value</text:span>: <text:span text:style-name="Preformatted_20_Text">data</text:span></text:p></text:list-item><text:list-item>
<text:p>Paths where additional resources should be copied in the EPUB file or HTML directory</text:p></text:list-item></text:list>
</text:p>
        </text:list-item>
        <text:list-item>
          <text:p><text:span text:style-name="T2"><text:span text:style-name="Preformatted_20_Text">resources.files</text:span></text:span><text:list>
<text:list-item>
<text:p><text:span text:style-name="T2">type</text:span>: string</text:p></text:list-item><text:list-item>
<text:p><text:span text:style-name="T2">default value</text:span>: <text:span text:style-name="Preformatted_20_Text">not set</text:span></text:p></text:list-item><text:list-item>
<text:p>Whitespace-separated list of files to embed in e.g. EPUB file</text:p></text:list-item></text:list>
</text:p>
        </text:list-item>
      </text:list>
      <text:h text:style-name="Heading_20_3">
Misc options</text:h>
      <text:list>
        <text:list-item>
          <text:p><text:span text:style-name="T2"><text:span text:style-name="Preformatted_20_Text">enable_yaml_blocks</text:span></text:span><text:list>
<text:list-item>
<text:p><text:span text:style-name="T2">type</text:span>: boolean</text:p></text:list-item><text:list-item>
<text:p><text:span text:style-name="T2">default value</text:span>: <text:span text:style-name="Preformatted_20_Text">false</text:span></text:p></text:list-item><text:list-item>
<text:p>Enable inline YAML blocks to override options set in config file</text:p></text:list-item></text:list>
</text:p>
        </text:list-item>
        <text:list-item>
          <text:p><text:span text:style-name="T2"><text:span text:style-name="Preformatted_20_Text">zip.command</text:span></text:span><text:list>
<text:list-item>
<text:p><text:span text:style-name="T2">type</text:span>: string</text:p></text:list-item><text:list-item>
<text:p><text:span text:style-name="T2">default value</text:span>: <text:span text:style-name="Preformatted_20_Text">zip</text:span></text:p></text:list-item><text:list-item>
<text:p>Command to use to zip files (for EPUB/ODT)</text:p></text:list-item></text:list>
</text:p>
        </text:list-item>
        <text:list-item>
          <text:p><text:span text:style-name="T2"><text:span text:style-name="Preformatted_20_Text">numbering</text:span></text:span><text:list>
<text:list-item>
<text:p><text:span text:style-name="T2">type</text:span>: integer</text:p></text:list-item><text:list-item>
<text:p><text:span text:style-name="T2">default value</text:span>: <text:span text:style-name="Preformatted_20_Text">1</text:span></text:p></text:list-item><text:list-item>
<text:p>The maximum heading levels to number (0: no numbering, 1: only chapters, ..., 6: all)</text:p></text:list-item></text:list>
</text:p>
        </text:list-item>
        <text:list-item>
          <text:p><text:span text:style-name="T2"><text:span text:style-name="Preformatted_20_Text">display_toc</text:span></text:span><text:list>
<text:list-item>
<text:p><text:span text:style-name="T2">type</text:span>: boolean</text:p></text:list-item><text:list-item>
<text:p><text:span text:style-name="T2">default value</text:span>: <text:span text:style-name="Preformatted_20_Text">false</text:span></text:p></text:list-item><text:list-item>
<text:p>If true, display a table of content in the document</text:p></text:list-item></text:list>
</text:p>
        </text:list-item>
        <text:list-item>
          <text:p><text:span text:style-name="T2"><text:span text:style-name="Preformatted_20_Text">toc_name</text:span></text:span><text:list>
<text:list-item>
<text:p><text:span text:style-name="T2">type</text:span>: string</text:p></text:list-item><text:list-item>
<text:p><text:span text:style-name="T2">default value</text:span>: <text:span text:style-name="Preformatted_20_Text">Table of contents</text:span></text:p></text:list-item><text:list-item>
<text:p>Name of the table of contents if toc is displayed in line</text:p></text:list-item></text:list>
</text:p>
        </text:list-item>
        <text:list-item>
          <text:p><text:span text:style-name="T2"><text:span text:style-name="Preformatted_20_Text">autoclean</text:span></text:span><text:list>
<text:list-item>
<text:p><text:span text:style-name="T2">type</text:span>: boolean</text:p></text:list-item><text:list-item>
<text:p><text:span text:style-name="T2">default value</text:span>: <text:span text:style-name="Preformatted_20_Text">true</text:span></text:p></text:list-item><text:list-item>
<text:p>Toggles cleaning of input markdown (not used for LaTeX)</text:p></text:list-item></text:list>
</text:p>
        </text:list-item>
        <text:list-item>
          <text:p><text:span text:style-name="T2"><text:span text:style-name="Preformatted_20_Text">verbose</text:span></text:span><text:list>
<text:list-item>
<text:p><text:span text:style-name="T2">type</text:span>: boolean</text:p></text:list-item><text:list-item>
<text:p><text:span text:style-name="T2">default value</text:span>: <text:span text:style-name="Preformatted_20_Text">false</text:span></text:p></text:list-item><text:list-item>
<text:p>If set to true, print warnings in Markdown processing</text:p></text:list-item></text:list>
</text:p>
        </text:list-item>
        <text:list-item>
          <text:p><text:span text:style-name="T2"><text:span text:style-name="Preformatted_20_Text">side_notes</text:span></text:span><text:list>
<text:list-item>
<text:p><text:span text:style-name="T2">type</text:span>: boolean</text:p></text:list-item><text:list-item>
<text:p><text:span text:style-name="T2">default value</text:span>: <text:span text:style-name="Preformatted_20_Text">false</text:span></text:p></text:list-item><text:list-item>
<text:p>Display footnotes as side notes in HTML/Epub</text:p></text:list-item></text:list>
</text:p>
        </text:list-item>
        <text:list-item>
          <text:p><text:span text:style-name="T2"><text:span text:style-name="Preformatted_20_Text">temp_dir</text:span></text:span><text:list>
<text:list-item>
<text:p><text:span text:style-name="T2">type</text:span>: path</text:p></text:list-item><text:list-item>
<text:p><text:span text:style-name="T2">default value</text:span>: ``</text:p></text:list-item><text:list-item>
<text:p>Path where to create a temporary directory (default: uses result from Rust's std::env::temp_dir())</text:p></text:list-item></text:list>
</text:p>
        </text:list-item>
        <text:list-item>
          <text:p><text:span text:style-name="T2"><text:span text:style-name="Preformatted_20_Text">numbering_template</text:span></text:span><text:list>
<text:list-item>
<text:p><text:span text:style-name="T2">type</text:span>: string</text:p></text:list-item><text:list-item>
<text:p><text:span text:style-name="T2">default value</text:span>: <text:span text:style-name="Preformatted_20_Text">"{{number}}. {{title}}"</text:span></text:p></text:list-item><text:list-item>
<text:p>Format of numbered titles</text:p></text:list-item></text:list>
</text:p>
        </text:list-item>
        <text:list-item>
          <text:p><text:span text:style-name="T2"><text:span text:style-name="Preformatted_20_Text">nb_char</text:span></text:span><text:list>
<text:list-item>
<text:p><text:span text:style-name="T2">type</text:span>: char</text:p></text:list-item><text:list-item>
<text:p><text:span text:style-name="T2">default value</text:span>: <text:span text:style-name="Preformatted_20_Text">' '</text:span></text:p></text:list-item><text:list-item>
<text:p>The non-breaking character to use for autoclean when lang is set to fr</text:p></text:list-item></text:list>
</text:p>
        </text:list-item>
      </text:list>
      <text:h text:style-name="Heading_20_3">
HTML options</text:h>
      <text:list>
        <text:list-item>
          <text:p><text:span text:style-name="T2"><text:span text:style-name="Preformatted_20_Text">html.template</text:span></text:span><text:list>
<text:list-item>
<text:p><text:span text:style-name="T2">type</text:span>: path</text:p></text:list-item><text:list-item>
<text:p><text:span text:style-name="T2">default value</text:span>: <text:span text:style-name="Preformatted_20_Text">not set</text:span></text:p></text:list-item><text:list-item>
<text:p>Path of an HTML template</text:p></text:list-item></text:list>
</text:p>
        </text:list-item>
        <text:list-item>
          <text:p><text:span text:style-name="T2"><text:span text:style-name="Preformatted_20_Text">html.css</text:span></text:span><text:list>
<text:list-item>
<text:p><text:span text:style-name="T2">type</text:span>: path</text:p></text:list-item><text:list-item>
<text:p><text:span text:style-name="T2">default value</text:span>: <text:span text:style-name="Preformatted_20_Text">not set</text:span></text:p></text:list-item><text:list-item>
<text:p>Path of a stylesheet to use with HTML rendering</text:p></text:list-item></text:list>
</text:p>
        </text:list-item>
        <text:list-item>
          <text:p><text:span text:style-name="T2"><text:span text:style-name="Preformatted_20_Text">html.print_css</text:span></text:span><text:list>
<text:list-item>
<text:p><text:span text:style-name="T2">type</text:span>: path<text:list>
<text:list-item>
<text:p><text:span text:style-name="T2">default value</text:span>: <text:span text:style-name="Preformatted_20_Text">not set</text:span></text:p></text:list-item><text:list-item>
<text:p>Path of a stylesheet to use with media print in HTML rendering</text:p></text:list-item></text:list>
</text:p></text:list-item></text:list>
</text:p>
        </text:list-item>
        <text:list-item>
          <text:p><text:span text:style-name="T2"><text:span text:style-name="Preformatted_20_Text">html.script</text:span></text:span><text:list>
<text:list-item>
<text:p><text:span text:style-name="T2">type</text:span>: path</text:p></text:list-item><text:list-item>
<text:p><text:span text:style-name="T2">default value</text:span>: <text:span text:style-name="Preformatted_20_Text">not set</text:span></text:p></text:list-item><text:list-item>
<text:p>Path of a javascript file</text:p></text:list-item></text:list>
</text:p>
        </text:list-item>
        <text:list-item>
          <text:p><text:span text:style-name="T2"><text:span text:style-name="Preformatted_20_Text">html.display_chapter</text:span></text:span><text:list>
<text:list-item>
<text:p><text:span text:style-name="T2">type</text:span>: boolean</text:p></text:list-item><text:list-item>
<text:p><text:span text:style-name="T2">default value</text:span>: <text:span text:style-name="Preformatted_20_Text">true</text:span></text:p></text:list-item><text:list-item>
<text:p>Display one chapter at a time (with option to dislay all)</text:p></text:list-item></text:list>
</text:p>
        </text:list-item>
      </text:list>
      <text:h text:style-name="Heading_20_3">
Multifile HTML options</text:h>
      <text:list>
        <text:list-item>
          <text:p><text:span text:style-name="T2"><text:span text:style-name="Preformatted_20_Text">html_dir.script</text:span></text:span><text:list>
<text:list-item>
<text:p><text:span text:style-name="T2">type</text:span>: path</text:p></text:list-item><text:list-item>
<text:p><text:span text:style-name="T2">default value</text:span>: <text:span text:style-name="Preformatted_20_Text">not set</text:span></text:p></text:list-item><text:list-item>
<text:p>Path of a javascript file</text:p></text:list-item></text:list>
</text:p>
        </text:list-item>
        <text:list-item>
          <text:p><text:span text:style-name="T2"><text:span text:style-name="Preformatted_20_Text">html_dir.css</text:span></text:span><text:list>
<text:list-item>
<text:p><text:span text:style-name="T2">type</text:span>: path</text:p></text:list-item><text:list-item>
<text:p><text:span text:style-name="T2">default value</text:span>: <text:span text:style-name="Preformatted_20_Text">not set</text:span></text:p></text:list-item><text:list-item>
<text:p>Path of a CSS template</text:p></text:list-item></text:list>
</text:p>
        </text:list-item>
        <text:list-item>
          <text:p><text:span text:style-name="T2"><text:span text:style-name="Preformatted_20_Text">html_dir.index.html</text:span></text:span><text:list>
<text:list-item>
<text:p><text:span text:style-name="T2">type</text:span>: path</text:p></text:list-item><text:list-item>
<text:p><text:span text:style-name="T2">default value</text:span>: <text:span text:style-name="Preformatted_20_Text">not set</text:span></text:p></text:list-item><text:list-item>
<text:p>Path of index.html template</text:p></text:list-item></text:list>
</text:p>
        </text:list-item>
        <text:list-item>
          <text:p><text:span text:style-name="T2"><text:span text:style-name="Preformatted_20_Text">html_dir.chapter.html</text:span></text:span><text:list>
<text:list-item>
<text:p><text:span text:style-name="T2">type</text:span>: path</text:p></text:list-item><text:list-item>
<text:p><text:span text:style-name="T2">default value</text:span>: <text:span text:style-name="Preformatted_20_Text">not set</text:span></text:p></text:list-item><text:list-item>
<text:p>Path of a chapter.html template</text:p></text:list-item></text:list>
</text:p>
        </text:list-item>
      </text:list>
      <text:h text:style-name="Heading_20_3">
EPUB options</text:h>
      <text:list>
        <text:list-item>
          <text:p><text:span text:style-name="T2"><text:span text:style-name="Preformatted_20_Text">epub.version</text:span></text:span><text:list>
<text:list-item>
<text:p><text:span text:style-name="T2">type</text:span>: integer</text:p></text:list-item><text:list-item>
<text:p><text:span text:style-name="T2">default value</text:span>: <text:span text:style-name="Preformatted_20_Text">2</text:span></text:p></text:list-item><text:list-item>
<text:p>The EPUB version to generate</text:p></text:list-item></text:list>
</text:p>
        </text:list-item>
        <text:list-item>
          <text:p><text:span text:style-name="T2"><text:span text:style-name="Preformatted_20_Text">epub.css</text:span></text:span><text:list>
<text:list-item>
<text:p><text:span text:style-name="T2">type</text:span>: path</text:p></text:list-item><text:list-item>
<text:p><text:span text:style-name="T2">default value</text:span>: <text:span text:style-name="Preformatted_20_Text">not set</text:span></text:p></text:list-item><text:list-item>
<text:p>Path of a stylesheet to use with EPUB rendering</text:p></text:list-item></text:list>
</text:p>
        </text:list-item>
        <text:list-item>
          <text:p><text:span text:style-name="T2"><text:span text:style-name="Preformatted_20_Text">epub.template</text:span></text:span><text:list>
<text:list-item>
<text:p><text:span text:style-name="T2">type</text:span>: path</text:p></text:list-item><text:list-item>
<text:p><text:span text:style-name="T2">default value</text:span>: <text:span text:style-name="Preformatted_20_Text">not set</text:span></text:p></text:list-item><text:list-item>
<text:p>Path of an epub template for chapter</text:p></text:list-item></text:list>
</text:p>
        </text:list-item>
      </text:list>
      <text:h text:style-name="Heading_20_3">
LaTeX options</text:h>
      <text:list>
        <text:list-item>
          <text:p><text:span text:style-name="T2"><text:span text:style-name="Preformatted_20_Text">tex.short</text:span></text:span><text:list>
<text:list-item>
<text:p><text:span text:style-name="T2">type</text:span>: boolean</text:p></text:list-item><text:list-item>
<text:p><text:span text:style-name="T2">default value</text:span>: <text:span text:style-name="Preformatted_20_Text">false</text:span></text:p></text:list-item><text:list-item>
<text:p>If set to true, use article class instead of book and a the default <text:span text:style-name="Preformatted_20_Text">\maketitle</text:span> command</text:p></text:list-item></text:list>
</text:p>
        </text:list-item>
        <text:list-item>
          <text:p><text:span text:style-name="T2"><text:span text:style-name="Preformatted_20_Text">tex.links_as_footnotes</text:span></text:span><text:list>
<text:list-item>
<text:p><text:span text:style-name="T2">type</text:span>: boolean</text:p></text:list-item><text:list-item>
<text:p><text:span text:style-name="T2">default value</text:span>: <text:span text:style-name="Preformatted_20_Text">true</text:span></text:p></text:list-item><text:list-item>
<text:p>If set to true, will add foontotes to URL of links in LaTeX/PDF output</text:p></text:list-item></text:list>
</text:p>
        </text:list-item>
        <text:list-item>
          <text:p><text:span text:style-name="T2"><text:span text:style-name="Preformatted_20_Text">tex.command</text:span></text:span><text:list>
<text:list-item>
<text:p><text:span text:style-name="T2">type</text:span>: string</text:p></text:list-item><text:list-item>
<text:p><text:span text:style-name="T2">default value</text:span>: <text:span text:style-name="Preformatted_20_Text">pdflatex</text:span></text:p></text:list-item><text:list-item>
<text:p>LaTeX flavour to use for generating PDF</text:p></text:list-item></text:list>
</text:p>
        </text:list-item>
        <text:list-item>
          <text:p><text:span text:style-name="T2"><text:span text:style-name="Preformatted_20_Text">tex.template</text:span></text:span><text:list>
<text:list-item>
<text:p><text:span text:style-name="T2">type</text:span>: path</text:p></text:list-item><text:list-item>
<text:p><text:span text:style-name="T2">default value</text:span>: <text:span text:style-name="Preformatted_20_Text">not set</text:span></text:p></text:list-item><text:list-item>
<text:p>Path of a LaTeX template file</text:p></text:list-item></text:list>
</text:p>
        </text:list-item>
      </text:list>
      <text:h text:style-name="Heading_20_3">
Deprecated options</text:h>
      <text:list>
        <text:list-item>
          <text:p><text:span text:style-name="T2"><text:span text:style-name="Preformatted_20_Text">base_path</text:span></text:span><text:list>
<text:list-item>
<text:p><text:span text:style-name="T2">type</text:span>: DEPRECATED</text:p></text:list-item><text:list-item>
<text:p><text:span text:style-name="T2">default value</text:span>: <text:span text:style-name="Preformatted_20_Text">resources.base_path</text:span></text:p></text:list-item><text:list-item>
<text:p>Renamed</text:p></text:list-item></text:list>
</text:p>
        </text:list-item>
        <text:list-item>
          <text:p><text:span text:style-name="T2"><text:span text:style-name="Preformatted_20_Text">base_path.links</text:span></text:span><text:list>
<text:list-item>
<text:p><text:span text:style-name="T2">type</text:span>: DEPRECATED</text:p></text:list-item><text:list-item>
<text:p><text:span text:style-name="T2">default value</text:span>: <text:span text:style-name="Preformatted_20_Text">resources.base_path.links</text:span></text:p></text:list-item><text:list-item>
<text:p>Renamed</text:p></text:list-item></text:list>
</text:p>
        </text:list-item>
        <text:list-item>
          <text:p><text:span text:style-name="T2"><text:span text:style-name="Preformatted_20_Text">base_path.images</text:span></text:span><text:list>
<text:list-item>
<text:p><text:span text:style-name="T2">type</text:span>: DEPRECATED</text:p></text:list-item><text:list-item>
<text:p><text:span text:style-name="T2">default value</text:span>: <text:span text:style-name="Preformatted_20_Text">resources.base_path.images</text:span></text:p></text:list-item><text:list-item>
<text:p>Renamed</text:p></text:list-item></text:list>
</text:p>
        </text:list-item>
      </text:list>
      <text:p text:style-name="Text_20_body">Note that these options have a type, which in most case should be pretty straightforward (a boolean can be <text:span text:style-name="Preformatted_20_Text">true</text:span> or <text:span text:style-name="Preformatted_20_Text">false</text:span>, an integer must be composed a number, a string is, well, any string). The <text:span text:style-name="Preformatted_20_Text">path</text:span> type might puzzle you a bit, but it's equivalent a string, except Crowbook will consider it relatively to the book file.</text:p>
      <text:h text:style-name="Heading_20_3">
Output options</text:h>
      <text:p text:style-name="Text_20_body">These options specify which files to generate. You must at least set one of this option, or Crowbook won't do anything.</text:p>
      <text:p text:style-name="Text_20_body">Recall that all file paths are relative to the directory where the config file is, not to the one where you run <text:span text:style-name="Preformatted_20_Text">crowbook</text:span>. So if you set</text:p>
      <text:p text:style-name="Text_20_Body">output.epub = foo.epub
</text:p>
      <text:p text:style-name="Text_20_body">and runs</text:p>
      <text:p text:style-name="Text_20_Body">$ crowbook some/dir/config.book
</text:p>
      <text:p text:style-name="Text_20_body"><text:span text:style-name="Preformatted_20_Text">foo.epub</text:span> will be generated in <text:span text:style-name="Preformatted_20_Text">some/dir</text:span>, not in your current directory.</text:p>
      <text:p text:style-name="Text_20_body">Crowbook will try to generate each of the <text:span text:style-name="Preformatted_20_Text">output.xxx</text:span> files that are specified. That means that you'll have to set at least one of those if you want a call to</text:p>
      <text:p text:style-name="Text_20_Body">$ crowbook my.book
</text:p>
      <text:p text:style-name="Text_20_body">to generate anything. (It's still possible to generate a specific format, and only this one, by using the <text:span text:style-name="Preformatted_20_Text">--to</text:span> argument on the command line).</text:p>
      <text:p text:style-name="Text_20_body">Note that some formats depend on some commands being installed on your system. Most notably, Crowbook depends on LaTeX (<text:span text:style-name="Preformatted_20_Text">pdflatex</text:span> by default, though you can specify the command to use with <text:span text:style-name="Preformatted_20_Text">tex.command</text:span>) to generate a PDF file, so PDF rendering won't work if it is not installed on your system. Crowbook also uses the <text:span text:style-name="Preformatted_20_Text">zip</text:span> command to generate the EPUB and ODT, files.</text:p>
      <text:p text:style-name="Text_20_body">Current output options are:</text:p>
      <text:list>
        <text:list-item>
          <text:p><text:span text:style-name="Preformatted_20_Text">output.html</text:span>: renders a standalone HTML file;</text:p>
        </text:list-item>
        <text:list-item>
          <text:p><text:span text:style-name="Preformatted_20_Text">output.html_dir</text:span>: render a HTML directory with one page by chapter;</text:p>
        </text:list-item>
        <text:list-item>
          <text:p><text:span text:style-name="Preformatted_20_Text">output.epub</text:span>: renders an EPUB file;</text:p>
        </text:list-item>
        <text:list-item>
          <text:p><text:span text:style-name="Preformatted_20_Text">output.tex</text:span>: renders a LaTeX file;</text:p>
        </text:list-item>
        <text:list-item>
          <text:p><text:span text:style-name="Preformatted_20_Text">output.pdf</text:span>: renders a PDF file (using <text:span text:style-name="Preformatted_20_Text">tex.command</text:span>);</text:p>
        </text:list-item>
      </text:list>
      <text:h text:style-name="Heading_20_3">
Resources options</text:h>
      <text:p text:style-name="Text_20_body">These two options allow to embed additional files for some formats (currently, only EPUB). This can be useful for embedding fonts.</text:p>
      <text:h text:style-name="Heading_20_4">
resources.files</text:h>
      <text:p text:style-name="Text_20_body">A list of files or directories that should be added. It's a whitespace-separated list, so it can be, e.g.:</text:p>
      <text:p text:style-name="Text_20_Body">resources.files: font1.otf font2.otf
</text:p>
      <text:p text:style-name="Text_20_body">It is also possible to specify a directory (or multiple directories). So if you have a <text:span text:style-name="Preformatted_20_Text">fonts</text:span> directories containing <text:span text:style-name="Preformatted_20_Text">font1.otf</text:span> and <text:span text:style-name="Preformatted_20_Text">font2.otf</text:span>,</text:p>
      <text:p text:style-name="Text_20_Body">resources.files: fonts
</text:p>
      <text:p text:style-name="Text_20_body">will be equivalent to:</text:p>
      <text:p text:style-name="Text_20_Body">resources.files fonts/font1.otf fonts/font2.otf
</text:p>
      <text:p text:style-name="Text_20_body"><text:span text:style-name="T2">default</text:span>: not set</text:p>
      <text:h text:style-name="Heading_20_4">
resources.path</text:h>
      <text:p text:style-name="Text_20_body">This option determine where (in which directory), <text:span text:style-name="T1">in the resulting document</text:span>, will those files be copied. The default is <text:span text:style-name="Preformatted_20_Text">data</text:span>, so by default the <text:span text:style-name="Preformatted_20_Text">resources.files</text:span> in the first example above will search <text:span text:style-name="Preformatted_20_Text">font1.otf</text:span> and <text:span text:style-name="Preformatted_20_Text">font2.otf</text:span> *in the same directory than the <text:span text:style-name="Preformatted_20_Text">.book</text:span> file, and will copy them to <text:span text:style-name="Preformatted_20_Text">data/font1.otf</text:span> and <text:span text:style-name="Preformatted_20_Text">data/font2.otf</text:span> <text:span text:style-name="T1">in the EPUB file</text:span>. This is therefore this last path that you should use if you want to access those files e.g. in a custom CSS stylesheet.</text:p>
      <text:p text:style-name="Text_20_body">Note that if you pass directories to <text:span text:style-name="Preformatted_20_Text">resources.files</text:span>, the whole directory would be copied. So assuming <text:span text:style-name="Preformatted_20_Text">font/</text:span> contains <text:span text:style-name="Preformatted_20_Text">font1.otf</text:span> and <text:span text:style-name="Preformatted_20_Text">font2.otf</text:span></text:p>
      <text:p text:style-name="Text_20_Body">resources.files: fonts
resources.path: data
</text:p>
      <text:p text:style-name="Text_20_body">will copy these two files to <text:span text:style-name="Preformatted_20_Text">data/fonts/font1.otf</text:span> and <text:span text:style-name="Preformatted_20_Text">data/fonts/font2.otf</text:span> (and not <text:span text:style-name="Preformatted_20_Text">data/font1.otf</text:span> and <text:span text:style-name="Preformatted_20_Text">data/font2.otf</text:span>).</text:p>
      <text:p text:style-name="Text_20_body">Similarly, the whole path of <text:span text:style-name="Preformatted_20_Text">resources.files</text:span> is copied, so</text:p>
      <text:p text:style-name="Text_20_Body">resources.files: fonts/font1.otf fonts/font2.otf
</text:p>
      <text:p text:style-name="Text_20_body">will yield the same result.</text:p>
      <text:p text:style-name="Text_20_body"><text:span text:style-name="T2">default</text:span>: <text:span text:style-name="Preformatted_20_Text">data</text:span></text:p>
      <text:h text:style-name="Heading_20_3">
Generic options for rendering</text:h>
      <text:h text:style-name="Heading_20_4">
numbering</text:h>
      <text:p text:style-name="Text_20_body">An integer that represents the maximum level of numbering for your book. E.g., <text:span text:style-name="Preformatted_20_Text">1</text:span> will only number chapters, while <text:span text:style-name="Preformatted_20_Text">2</text:span> will number chapters, sections, but not anything below that. <text:span text:style-name="Preformatted_20_Text">6</text:span> is the maximum level and turns numbering on for all headers.</text:p>
      <text:p text:style-name="Text_20_body"><text:span text:style-name="T2">default</text:span>: <text:span text:style-name="Preformatted_20_Text">1</text:span></text:p>
      <text:h text:style-name="Heading_20_4">
numbering_template</text:h>
      <text:p text:style-name="Text_20_body">A string that will be used for chapter titles. You can use <text:span text:style-name="Preformatted_20_Text">{{number}}</text:span> and <text:span text:style-name="Preformatted_20_Text">{{title}}</text:span> in this string, e.g.:</text:p>
      <text:p text:style-name="Text_20_Body">numbering_template: "Chapter {{number}} {{title}}"
</text:p>
      <text:p text:style-name="Text_20_body">Note that:</text:p>
      <text:list>
        <text:list-item>
          <text:p>in this case, quoting is necessary because <text:span text:style-name="Preformatted_20_Text">{</text:span> and <text:span text:style-name="Preformatted_20_Text">}</text:span> have special meaning in YAML;</text:p>
        </text:list-item>
        <text:list-item>
          <text:p>this string won't be used for unnumbered chapters;</text:p>
        </text:list-item>
        <text:list-item>
          <text:p>this string isn't currently used by LaTeX, either.</text:p>
        </text:list-item>
      </text:list>
      <text:h text:style-name="Heading_20_4">
autoclean</text:h>
      <text:p text:style-name="Text_20_body">This option cleans a bit the input markdown. With the default implementation, it only removes consecutive spaces, which has not real impact (they are ignored anyway both by HTML viewers and by LaTeX).</text:p>
      <text:p text:style-name="Text_20_body">However, if <text:span text:style-name="Preformatted_20_Text">lang</text:span> is set to <text:span text:style-name="Preformatted_20_Text">fr</text:span>, it also tries to add non-breaking spaces in front (or after) characters like '?', '!', ';' to respect french typography.</text:p>
      <text:h text:style-name="Heading_20_1">
3. Arguments</text:h>
      <text:p text:style-name="Text_20_body">Crowbook can takes a list of arguments:</text:p>
      <text:p text:style-name="Text_20_Body">Render a markdown book in Epub, PDF or HTML.

USAGE:
 crowbook [FLAGS] [OPTIONS] [--] [ARGS]

FLAGS:
 -h, --help Prints help information
 -l, --list-options Lists all possible option
 -s, --single Use a single Markdown file instead of a book configuration file
 -V, --version Prints version information
 -v, --verbose Print warnings in parsing/rendering

OPTIONS:
 -c, --create &lt;FILES&gt;... Creates a new book with existing markdown files
 -o, --output &lt;FILE&gt; Specifies output file
 --print-template &lt;TEMPLATE&gt; Displays the default value of a template
 --set &lt;KEY_VALUES&gt; Sets a list of book options
 -t, --to &lt;FORMAT&gt; Generate specific forma [values: epub, pdf, html, tex, odt]

ARGS:
 &lt;BOOK&gt; File containing the book configuration, or a Markdown file when called with --single
</text:p>
      <text:p text:style-name="Text_20_body">Note that Crowbook generates output files relatively to the directory where &lt;BOOK&gt; is:</text:p>
      <text:p text:style-name="Text_20_Body">$ crowbook foo/bar.book --to pdf --output baz.pdf
</text:p>
      <text:p text:style-name="Text_20_body">will thus generate baz.pdf in directory foo and not in current directory.</text:p>
      <text:p text:style-name="Text_20_body">The most important option obviously &lt;BOOK&gt;, i.e. the file configuration book. It is mandatory for most options: if you don't pass it, <text:span text:style-name="Preformatted_20_Text">crowbook</text:span> will simply display this help message. In a normal use case this is the only argument you'll need to pass, and <text:span text:style-name="Preformatted_20_Text">crowbook</text:span> will generate the book in all formats specified in the configuration file.</text:p>
      <text:p text:style-name="Text_20_body">It is, however, possible to pass more arguments to <text:span text:style-name="Preformatted_20_Text">crowbook</text:span>.</text:p>
      <text:h text:style-name="Heading_20_2">
&lt;text:span text:style-name="Preformatted_20_Text"&gt;--create&lt;/text:span&gt;</text:h>
      <text:p text:style-name="Text_20_body"><text:span text:style-name="T2">Usage</text:span>: <text:span text:style-name="Preformatted_20_Text">crowbook [BOOK] --create file_1.md file_2.md ...</text:span></text:p>
      <text:p text:style-name="Text_20_body">Creates a new book from a list of Markdown files. It will generate a book configuration file with all file names specified as chapters. It either prints the result to stdout (if <text:span text:style-name="Preformatted_20_Text">BOOK</text:span> is not specified) or generate the file <text:span text:style-name="Preformatted_20_Text">BOOK</text:span> (or abort if it already exists).</text:p>
      <text:h text:style-name="Heading_20_3">
Examples</text:h>
      <text:p text:style-name="Text_20_Body">crowbook foo.book --create README.md ChangeLog.md LICENSE.md
</text:p>
      <text:p text:style-name="Text_20_body">will generate a file <text:span text:style-name="Preformatted_20_Text">foo.book</text:span> containing:</text:p>
      <text:p text:style-name="Text_20_Body">author: Your name
title: Your title
lang: en

# Uncomment and fill to generate files
# output.html: some_file.html
# output.epub: some_file.epub
# output.pdf: some_file.pdf

# Uncomment and fill to set cover image (for Epub)
# cover: some_cover.png

# List of chapters
+ README.md
+ ChangeLog.md
+ LICENSE.md
</text:p>
      <text:p text:style-name="Text_20_body">while</text:p>
      <text:p text:style-name="Text_20_Body">crowbook --create README.md ChangeLog.md LICENSE.md
</text:p>
      <text:p text:style-name="Text_20_body">will prints the same result, but to stdout (without creating a file).</text:p>
      <text:p text:style-name="Text_20_body">When <text:span text:style-name="Preformatted_20_Text">crowbook</text:span> is runned with <text:span text:style-name="Preformatted_20_Text">--create</text:span>, it can also uses the keys/values set by <text:span text:style-name="Preformatted_20_Text">--set</text:span> (see below):</text:p>
      <text:p text:style-name="Text_20_Body">$ crowbook foo.book --create file1.md file2.md --set author "Pierre Dupont" title "Mon œuvre" lang fr
</text:p>
      <text:p text:style-name="Text_20_body">will generate a <text:span text:style-name="Preformatted_20_Text">foo.book</text:span> file containing</text:p>
      <text:p text:style-name="Text_20_Body">author: Pierre Dupont
title: Mon œuvre
lang: fr

# List of chapters
+ file1.md
+ file2.md
</text:p>
      <text:h text:style-name="Heading_20_2">
&lt;text:span text:style-name="Preformatted_20_Text"&gt;--single&lt;/text:span&gt;</text:h>
      <text:p text:style-name="Text_20_body"><text:span text:style-name="T2">usage</text:span>: <text:span text:style-name="Preformatted_20_Text">crowbook --single &lt;FILE&gt;</text:span></text:p>
      <text:p text:style-name="Text_20_body">(or <text:span text:style-name="Preformatted_20_Text">crowbook -s &lt;FILE&gt;</text:span>)</text:p>
      <text:p text:style-name="Text_20_body">This options allows to pass <text:span text:style-name="Preformatted_20_Text">crowbook</text:span> a single Markdown file. This file can contain an inline YAML block to set some book options. Inline YAML blocks must start and end with a line with <text:span text:style-name="Preformatted_20_Text">---</text:span> (three dashes). E.g:</text:p>
      <text:p text:style-name="Text_20_Body">---
author: Joan Doe
title: A short story
---
</text:p>
      <text:p text:style-name="Text_20_body">If this YAML block is not at the beginning of a file, it must also be preceded by a blank line.</text:p>
      <text:p text:style-name="Text_20_body">This allows to not have to write a <text:span text:style-name="Preformatted_20_Text">.book</text:span> configuration file for a short story or an article. <text:span text:style-name="Preformatted_20_Text">crowbook --single foo.md</text:span> is rougly equivalent to having a book configuration file containing:</text:p>
      <text:p text:style-name="Text_20_Body">! foo.md
</text:p>
      <text:p text:style-name="Text_20_body">That is, the chapter heading (if any) won't be displayed in the output documents (though they still appear in the TOC).</text:p>
      <text:h text:style-name="Heading_20_2">
&lt;text:span text:style-name="Preformatted_20_Text"&gt;--set&lt;/text:span&gt;</text:h>
      <text:p text:style-name="Text_20_body"><text:span text:style-name="T2">usage</text:span>: <text:span text:style-name="Preformatted_20_Text">crowbook &lt;BOOK&gt; --set [KEY] [VALUE]...</text:span></text:p>
      <text:p text:style-name="Text_20_body">This options takes a list <text:span text:style-name="Preformatted_20_Text">KEY</text:span> <text:span text:style-name="Preformatted_20_Text">VALUE</text:span> pairs and allows to set or override a book configuration option. All valid options in the configuration files are valid as keys. For more information, see <text:a xlink:type="simple" xlink:href="book_example/config.md">the configuration file</text:a>.</text:p>
      <text:h text:style-name="Heading_20_3">
Examples</text:h>
      <text:p text:style-name="Text_20_Body">$ crowbook foo.book --set html.css style.css
</text:p>
      <text:p text:style-name="Text_20_body">will override the CSS for HTML generation (the <text:span text:style-name="Preformatted_20_Text">html.css</text:span> key) to <text:span text:style-name="Preformatted_20_Text">style.css</text:span>.</text:p>
      <text:p text:style-name="Text_20_Body">$ crowbook foo.book --set author Foo --title Bar
</text:p>
      <text:p text:style-name="Text_20_body">will override the book title to <text:span text:style-name="Preformatted_20_Text">Bar</text:span> and its author to <text:span text:style-name="Preformatted_20_Text">Foo</text:span>.</text:p>
      <text:h text:style-name="Heading_20_2">
&lt;text:span text:style-name="Preformatted_20_Text"&gt;--list-options&lt;/text:span&gt;</text:h>
      <text:p text:style-name="Text_20_body"><text:span text:style-name="T2">usage</text:span>: <text:span text:style-name="Preformatted_20_Text">crowbook --list-options</text:span></text:p>
      <text:p text:style-name="Text_20_body">(or <text:span text:style-name="Preformatted_20_Text">crowbook -l</text:span>)</text:p>
      <text:p text:style-name="Text_20_body">Displays all the valid options to use, whether in a book configuration file, with <text:span text:style-name="Preformatted_20_Text">--set</text:span>, or in an inline YAML block.</text:p>
      <text:h text:style-name="Heading_20_2">
&lt;text:span text:style-name="Preformatted_20_Text"&gt;--print-template&lt;/text:span&gt;</text:h>
      <text:p text:style-name="Text_20_body"><text:span text:style-name="T2">usage</text:span>: <text:span text:style-name="Preformatted_20_Text">crowbook --print-template template</text:span></text:p>
      <text:p text:style-name="Text_20_body">Prints to stdout the built-in template. Useful if you want to customize the appearance of your document. E.g., if you want to modify the CSS used for HTML rendering:</text:p>
      <text:p text:style-name="Text_20_Body">$ crowbook --print-template html.css &gt; my_style.css
# edit my_style.css in your favourite editor
$ crowbook my.book --set html.css my_style.css
# or add "html.css: my_style.css" in my.book
</text:p>
      <text:p text:style-name="Text_20_body">Note that it is possible to use this option in conjonction with <text:span text:style-name="Preformatted_20_Text">--set</text:span>, though it is currently only useful for EPUB template:</text:p>
      <text:p text:style-name="Text_20_Body">$ crowbook --print-template epub.template --set epub.version 2
# Returns the template for Epub 2 (currently it is the default one)
$ crowbook --print-template epub.template --set epub.version 3
# Returns the template for Epub 3
</text:p>
      <text:h text:style-name="Heading_20_2">
&lt;text:span text:style-name="Preformatted_20_Text"&gt;--verbose&lt;/text:span&gt;</text:h>
      <text:p text:style-name="Text_20_body"><text:span text:style-name="T2">usage</text:span>: <text:span text:style-name="Preformatted_20_Text">crowbook &lt;BOOK&gt; --verbose</text:span></text:p>
      <text:p text:style-name="Text_20_body">If this flag is set, Crowbook will print the warnings it detect while parsing and rendering. These warnings are typically related to the inclusion of non-local images, linking to Markdown files that are not part of the book, and so on.</text:p>
      <text:h text:style-name="Heading_20_2">
&lt;text:span text:style-name="Preformatted_20_Text"&gt;--to&lt;/text:span&gt;</text:h>
      <text:p text:style-name="Text_20_body"><text:span text:style-name="T2">usage</text:span>: <text:span text:style-name="Preformatted_20_Text">crowbook &lt;BOOK&gt;--to [FORMAT]</text:span></text:p>
      <text:p text:style-name="Text_20_body">(or <text:span text:style-name="Preformatted_20_Text">crowbook &lt;BOOK&gt; -t [FORMAT]</text:span>)</text:p>
      <text:p text:style-name="Text_20_body">Generate only the specified format. <text:span text:style-name="Preformatted_20_Text">FORMAT</text:span> must be either <text:span text:style-name="Preformatted_20_Text">epub</text:span>, <text:span text:style-name="Preformatted_20_Text">pdf</text:span>, <text:span text:style-name="Preformatted_20_Text">html</text:span>, <text:span text:style-name="Preformatted_20_Text">odt</text:span> or <text:span text:style-name="Preformatted_20_Text">tex</text:span>.</text:p>
      <text:p text:style-name="Text_20_body">If an output file for the format is not specified in the book configuration file, <text:span text:style-name="Preformatted_20_Text">crowbook</text:span> will fail to render PDF, ODT and Epub (whereas it will print HTML and Tex files on stdout). It is however possible to specify a file with the <text:span text:style-name="Preformatted_20_Text">--output</text:span> option.</text:p>
      <text:h text:style-name="Heading_20_3">
Examples</text:h>
      <text:p text:style-name="Text_20_Body">crowbook --to html foo.book
</text:p>
      <text:p text:style-name="Text_20_body">will generate some HTML, and prints it either to the file specified by <text:span text:style-name="Preformatted_20_Text">output.html</text:span> in <text:span text:style-name="Preformatted_20_Text">foo.book</text:span>, or to stdout if it is not specified.</text:p>
      <text:p text:style-name="Text_20_Body">crowbook --to pdf --output foo.pdf foo.book
</text:p>
      <text:p text:style-name="Text_20_body">will generate a <text:span text:style-name="Preformatted_20_Text">foo.pdf</text:span> file,.</text:p>
      <text:h text:style-name="Heading_20_2">
&lt;text:span text:style-name="Preformatted_20_Text"&gt;--output&lt;/text:span&gt;</text:h>
      <text:p text:style-name="Text_20_body"><text:span text:style-name="T2">usage</text:span>: <text:span text:style-name="Preformatted_20_Text">crowbook &lt;BOOK&gt; --to &lt;FORMAT&gt; --output &lt;FILE&gt;</text:span></text:p>
      <text:p text:style-name="Text_20_body">(or <text:span text:style-name="Preformatted_20_Text">crowbook -t &lt;FORMAT&gt; -o &lt;FILE&gt; &lt;BOOK&gt;</text:span>)</text:p>
      <text:p text:style-name="Text_20_body">Specifies an output file. Only valid when <text:span text:style-name="Preformatted_20_Text">--to</text:span> is used.</text:p>
      <text:p text:style-name="Text_20_body">Note that Crowbook generates output files relatively to the directory where <text:span text:style-name="Preformatted_20_Text">BOOK</text:span> is:</text:p>
      <text:p text:style-name="Text_20_Body">$ crowbook foo/bar.book --to pdf --output baz.pdf
</text:p>
      <text:p text:style-name="Text_20_body">will thus generate <text:span text:style-name="Preformatted_20_Text">baz.pdf</text:span> in directory <text:span text:style-name="Preformatted_20_Text">foo</text:span> and not in current directory.</text:p>
      <text:h text:style-name="Heading_20_1">
ChangeLog</text:h>
      <text:h text:style-name="Heading_20_2">
0.5.0 (unreleased)</text:h>
      <text:list>
        <text:list-item>
          <text:p>Crowbook now requires Rustc 1.7.0.</text:p>
        </text:list-item>
        <text:list-item>
          <text:p>It is now possible to render HTML in multiple files:<text:list>
<text:list-item>
<text:p><text:span text:style-name="Preformatted_20_Text">output.html_dir</text:span> will activate this renderer, and specify in which directory to render these files;</text:p></text:list-item><text:list-item>
<text:p><text:span text:style-name="Preformatted_20_Text">html_dir.css</text:span> allows to override the CSS for this rendering;</text:p></text:list-item><text:list-item>
<text:p><text:span text:style-name="Preformatted_20_Text">html_dir.index.html</text:span> allows to specify a template for the <text:span text:style-name="Preformatted_20_Text">index.html</text:span> page;</text:p></text:list-item><text:list-item>
<text:p><text:span text:style-name="Preformatted_20_Text">html_dir.chapter.html</text:span> allows to specify a template for the chapters pages.</text:p></text:list-item></text:list>
</text:p>
        </text:list-item>
        <text:list-item>
          <text:p>New book options:<text:list>
<text:list-item>
<text:p><text:span text:style-name="Preformatted_20_Text">tex.short</text:span>: if set to true, the LaTeX renderer will use <text:span text:style-name="Preformatted_20_Text">article</text:span> instead of <text:span text:style-name="Preformatted_20_Text">book</text:span> as document class, and will use the default <text:span text:style-name="Preformatted_20_Text">\maketitle</text:span> command for article. This option is by default set to false, except when Crowbook is called with <text:span text:style-name="Preformatted_20_Text">--single</text:span>.</text:p></text:list-item><text:list-item>
<text:p><text:span text:style-name="Preformatted_20_Text">enable_yaml_blocks</text:span>: parsing YAML blocks is no longer activated by default, except when using <text:span text:style-name="Preformatted_20_Text">--single</text:span>. This is because you might want to have e.g. multiple short stories using YAML blocks to set their titles and so on, <text:span text:style-name="T1">and</text:span> a separate <text:span text:style-name="Preformatted_20_Text">.book</text:span> file to render a book as a collection of short stories. In this case, you wouldn't want the displayed title or the output.pdf/html/epub files be redefined by the short stories .md files.</text:p></text:list-item><text:list-item>
<text:p><text:span text:style-name="Preformatted_20_Text">html.print_css</text:span>: allows to specify a stylesheet for media print</text:p></text:list-item><text:list-item>
<text:p><text:span text:style-name="Preformatted_20_Text">html.display_chapter</text:span>: displays one chapter at a time in standalone HTML</text:p></text:list-item><text:list-item>
<text:p><text:span text:style-name="Preformatted_20_Text">html.script</text:span>: allows to specify a custom javascript file for standalone HTML</text:p></text:list-item><text:list-item>
<text:p><text:span text:style-name="Preformatted_20_Text">html_dir.script</text:span>: same thing for multipage HTML</text:p></text:list-item><text:list-item>
<text:p><text:span text:style-name="Preformatted_20_Text">resources.base_path</text:span>: by default, Crowbook resolves local links in markdown files relatively to the markdown file. This option allows to resolve them relatively to a base path. This option comes with two variants, <text:span text:style-name="Preformatted_20_Text">resources.base_path.images</text:span> and <text:span text:style-name="Preformatted_20_Text">resources.base_path.links</text:span>, which only activate it for respectively images tags and links tags. These two options are ignored when <text:span text:style-name="Preformatted_20_Text">base_path</text:span> is set. There is also <text:span text:style-name="Preformatted_20_Text">resources.base_path.files</text:span> which specify where additional files (see below) should be read, but this is one is set to <text:span text:style-name="Preformatted_20_Text">.</text:span> (i.e., the directory where the <text:span text:style-name="Preformatted_20_Text">.book</text:span> file is) by default.</text:p></text:list-item><text:list-item>
<text:p><text:span text:style-name="Preformatted_20_Text">resources.files</text:span>: indicate a (whitespace-separated) list of files that should be embedded. Currently only used with the EPUB renderer.</text:p></text:list-item><text:list-item>
<text:p><text:span text:style-name="Preformatted_20_Text">resources.out_path</text:span>: indicate where <text:span text:style-name="Preformatted_20_Text">resources.files</text:span> should be copied in the final document. Default to <text:span text:style-name="Preformatted_20_Text">data</text:span>, meaning that files will be placed in a <text:span text:style-name="Preformatted_20_Text">data</text:span> directory in the EPUB.</text:p></text:list-item></text:list>
</text:p>
        </text:list-item>
        <text:list-item>
          <text:p>Rendering:<text:list>
<text:list-item>
<text:p>Templates can now use localized strings according to the <text:span text:style-name="Preformatted_20_Text">lang</text:span> option</text:p></text:list-item><text:list-item>
<text:p>Standalone HTML now includes locale files using base64.</text:p></text:list-item><text:list-item>
<text:p>Standalone HTML displays one chapter at a time, thouht it can be changed via a button in the menu.</text:p></text:list-item><text:list-item>
<text:p>HTML/EPUB: default CSS now uses the <text:span text:style-name="Preformatted_20_Text">lang</text:span> value do determine how to display lists (currently the only difference is it uses "–" when <text:span text:style-name="Preformatted_20_Text">lang</text:span> is set to "fr" and standard bullets for other languages).</text:p></text:list-item></text:list>
</text:p>
        </text:list-item>
        <text:list-item>
          <text:p>Bugfixes:<text:list>
<text:list-item>
<text:p>Fixed a bug of filename "resolution" when Crowbook was called with <text:span text:style-name="Preformatted_20_Text">--single</text:span> (e.g., <text:span text:style-name="Preformatted_20_Text">crowbook -s tests/test.md</text:span> would previously try to load `tests/tests/test.md).</text:p></text:list-item><text:list-item>
<text:p>Epub renderer now uses the <text:span text:style-name="Preformatted_20_Text">mime_guess</text:span> library to guess the mime type based on extension, which should fix the mime type guessed for a wide range of extensions (e.g., svg).</text:p></text:list-item></text:list>
</text:p>
        </text:list-item>
        <text:list-item>
          <text:p>Internal/API:<text:list>
<text:list-item>
<text:p>The <text:span text:style-name="Preformatted_20_Text">Book::new</text:span>, <text:span text:style-name="Preformatted_20_Text">new_from_file</text:span>, and <text:span text:style-name="Preformatted_20_Text">new_from_markdown_file</text:span> take an additional <text:span text:style-name="Preformatted_20_Text">options</text:span> parameter. To create a book with default options, set it to <text:span text:style-name="Preformatted_20_Text">&amp;[]</text:span>.</text:p></text:list-item></text:list>
</text:p>
        </text:list-item>
      </text:list>
      <text:h text:style-name="Heading_20_2">
0.4.0 (2016-03-01)</text:h>
      <text:list>
        <text:list-item>
          <text:p>Crowbook now internally uses a true YAML parser, <text:span text:style-name="Preformatted_20_Text">yaml_rust</text:span>, for its options. Since the "old" Crowbooks's config format was similar, but had some subtle differences, this is somewhat of a breaking change:<text:list>
<text:list-item>
<text:p>strings should now be escaped with "" in some cases (e.g. if it contains special characters). On the other hand, it <text:span text:style-name="T1">allows</text:span> to optionally escape a string with these quotes, which wasn't possible until then and might be useful in some cases.</text:p></text:list-item><text:list-item>
<text:p>multiline strings now follow the YAML format, instead of the previous "YAML-ish" format. This can impact the way newlines are added at the end of a multiline string. See e.g. <text:a xlink:type="simple" xlink:href="http://stackoverflow.com/questions/3790454/in-yaml-how-do-i-break-a-string-over-multiple-lines">this link</text:a> for the various ways to include mulitiline strings in Yaml.</text:p></text:list-item></text:list>
</text:p>
        </text:list-item>
        <text:list-item>
          <text:p>Crowbook now parses YAML blocks (delimited by two lines with "---") in Markdown files, ignoring keys that it doesn't recognize. This allows crowbook to be compatible(-ish) with Markdown that contains YAML blocks for Jekyll or Pandoc.</text:p>
        </text:list-item>
        <text:list-item>
          <text:p>New option <text:span text:style-name="Preformatted_20_Text">--single</text:span> allows to give Crowbook a single Markdown file (which can contain options within an inline YAML block) instead of a book configuration file. This is useful for e.g. short stories.</text:p>
        </text:list-item>
        <text:list-item>
          <text:p>Enhanced the way debugging/warning/info messages are handled and displayed:<text:list>
<text:list-item>
<text:p>Added a <text:span text:style-name="Preformatted_20_Text">--debug</text:span> option to the binary.</text:p></text:list-item><text:list-item>
<text:p>Internal: added a <text:span text:style-name="Preformatted_20_Text">Logger</text:span> struct.</text:p></text:list-item><text:list-item>
<text:p>Different levels of information (debug/warning/info/error) get different colours.</text:p></text:list-item></text:list>
</text:p>
        </text:list-item>
        <text:list-item>
          <text:p>Bugfixes:<text:list>
<text:list-item>
<text:p>Crowbook no longer crashes when called with the <text:span text:style-name="Preformatted_20_Text">--to</text:span> argument if it can't create a file.</text:p></text:list-item></text:list>
</text:p>
        </text:list-item>
      </text:list>
      <text:h text:style-name="Heading_20_2">
0.3.0 (2016-02-27)</text:h>
      <text:list>
        <text:list-item>
          <text:p>Crowbook now tries to convert local links. That is, if you link to a Markdown file that is used in the book. (e.g. <text:a xlink:type="simple" xlink:href="README.md">README.md</text:a>), it <text:span text:style-name="T1">should</text:span> link to an appropriate inner reference inside the book.</text:p>
        </text:list-item>
        <text:list-item>
          <text:p>Latex renderer now supports (local) images.</text:p>
        </text:list-item>
        <text:list-item>
          <text:p>Epub renderer now embed (local) images in the EPUB file.</text:p>
        </text:list-item>
        <text:list-item>
          <text:p>Some changes to the HTML/Epub stylesheets.</text:p>
        </text:list-item>
        <text:list-item>
          <text:p>Internal (or usage as a library):<text:list>
<text:list-item>
<text:p>Crowbook no longer changes current directory, which worked in the binary but could cause problem if library was used in multithreaded environment (e.g. in <text:span text:style-name="Preformatted_20_Text">cargo test</text:span>).</text:p></text:list-item><text:list-item>
<text:p>More modules and methods are now private.</text:p></text:list-item><text:list-item>
<text:p>Improved documentation.</text:p></text:list-item><text:list-item>
<text:p>Added more unit tests.</text:p></text:list-item></text:list>
</text:p>
        </text:list-item>
        <text:list-item>
          <text:p>Bugfixes:<text:list>
<text:list-item>
<text:p>Epub renderer now correctly renders unnumbered chapter without a number in its toc.ncx file</text:p></text:list-item></text:list>
</text:p>
        </text:list-item>
      </text:list>
      <text:h text:style-name="Heading_20_2">
0.2.2 (2016-02-25)</text:h>
      <text:list>
        <text:list-item>
          <text:p>Bugfixes:<text:list>
<text:list-item>
<text:p>French cleaner now correctly replaces space after — (in e.g. dialogs) with "em space".</text:p></text:list-item></text:list>
</text:p>
        </text:list-item>
      </text:list>
      <text:h text:style-name="Heading_20_2">
0.2.1 (2016-02-25)</text:h>
      <text:list>
        <text:list-item>
          <text:p>Bugfixes:<text:list>
<text:list-item>
<text:p>HTML/Epub rendering no longer incorrectly increment chapter count for unnumbered chapters.</text:p></text:list-item><text:list-item>
<text:p>Latex: makes what is possible to avoid orverflowing the page.</text:p></text:list-item></text:list>
</text:p>
        </text:list-item>
        <text:list-item>
          <text:p>Minor changes:<text:list>
<text:list-item>
<text:p>Latex: improvement of the default way URLs are displayed.</text:p></text:list-item></text:list>
</text:p>
        </text:list-item>
      </text:list>
      <text:h text:style-name="Heading_20_2">
0.2.0 (2016-02-25)</text:h>
      <text:list>
        <text:list-item>
          <text:p>Command line arguments:<text:list>
<text:list-item>
<text:p>New argument <text:span text:style-name="Preformatted_20_Text">--print-template</text:span> now allows to print a built-in template to stdout.</text:p></text:list-item><text:list-item>
<text:p>New argument <text:span text:style-name="Preformatted_20_Text">--list-options</text:span> prints out all valid options in a config file (or in <text:span text:style-name="Preformatted_20_Text">set</text:span>), their type and default value.</text:p></text:list-item><text:list-item>
<text:p>New argument <text:span text:style-name="Preformatted_20_Text">--set</text:span> allows to define or override whatever option set in a book configuration.</text:p></text:list-item><text:list-item>
<text:p><text:span text:style-name="Preformatted_20_Text">--create</text:span> can now be used without specifying a <text:span text:style-name="Preformatted_20_Text">BOOK</text:span>, printing its result on <text:span text:style-name="Preformatted_20_Text">stdout</text:span>.</text:p></text:list-item></text:list>
</text:p>
        </text:list-item>
        <text:list-item>
          <text:p>Configuration file:<text:list>
<text:list-item>
<text:p>Added support for multiline strings in <text:span text:style-name="Preformatted_20_Text">.book</text:span> files, with either '|' (preserving line returns) or '&gt;' (transforming line returns in spaces)</text:p></text:list-item><text:list-item>
<text:p>New option <text:span text:style-name="Preformatted_20_Text">display_toc</text:span> allows to display the table of contents (whose name, at least for HTML, is specified by <text:span text:style-name="Preformatted_20_Text">toc_name</text:span>) in HTML and PDF documents.</text:p></text:list-item><text:list-item>
<text:p>Option <text:span text:style-name="Preformatted_20_Text">numbering</text:span> now takes an int instead of a boolean, allowing to specify the maximum level to number (e.g. <text:span text:style-name="Preformatted_20_Text">1</text:span>: chapters only, <text:span text:style-name="Preformatted_20_Text">2</text:span>: chapters and sectino, ..., <text:span text:style-name="Preformatted_20_Text">6</text:span>: everything).</text:p></text:list-item></text:list>
</text:p>
        </text:list-item>
        <text:list-item>
          <text:p>Rendering:<text:list>
<text:list-item>
<text:p>Added support for numbering all headers, not just level-1 (e.g., having a subsection numbered <text:span text:style-name="Preformatted_20_Text">2.3.1</text:span>).</text:p></text:list-item><text:list-item>
<text:p>Tables and Footnotes are now implemented for HTML/Epub and LaTeX output.</text:p></text:list-item></text:list>
</text:p>
        </text:list-item>
        <text:list-item>
          <text:p>Internal:<text:list>
<text:list-item>
<text:p>Refactored <text:span text:style-name="Preformatted_20_Text">Book</text:span> to use an HashMap of <text:span text:style-name="Preformatted_20_Text">BookOption</text:span>s instead of having like 42 fields.</text:p></text:list-item></text:list>
</text:p>
        </text:list-item>
      </text:list>
      <text:h text:style-name="Heading_20_2">
0.1.0 (2016-02-21)</text:h>
      <text:list>
        <text:list-item>
          <text:p>initial release</text:p>
        </text:list-item>
      </text:list>
      <text:h text:style-name="Heading_20_1">
GNU LESSER GENERAL PUBLIC LICENSE</text:h>
      <text:p text:style-name="Text_20_Body"> Version 2.1, February 1999
</text:p>
      <text:p text:style-name="Text_20_body">Copyright (C) 1991, 1999 Free Software Foundation, Inc. 51 Franklin Street, Fifth Floor, Boston, MA 02110-1301 USA Everyone is permitted to copy and distribute verbatim copies of this license document, but changing it is not allowed.</text:p>
      <text:p text:style-name="Text_20_body">[This is the first released version of the Lesser GPL. It also counts as the successor of the GNU Library Public License, version 2, hence the version number 2.1.]</text:p>
      <text:p text:style-name="Text_20_Body"> Preamble
</text:p>
      <text:p text:style-name="Text_20_body">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Text_20_body">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Text_20_body">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text:p>
      <text:p text:style-name="Text_20_body">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Text_20_body">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Text_20_body">We protect your rights with a two-step method: (1) we copyright the library, and (2) we offer you this license, which gives you legal permission to copy, distribute and/or modify the library.</text:p>
      <text:p text:style-name="Text_20_body">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Text_20_body"> 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Text_20_body">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Text_20_body">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Text_20_body">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text:p>
      <text:p text:style-name="Text_20_body">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Text_20_body">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Text_20_body">Although the Lesser General Public License is Less protective of the users' freedom, it does ensure that the user of a program that is linked with the Library has the freedom and the wherewithal to run that program using a modified version of the Library.</text:p>
      <text:p text:style-name="Text_20_body">The precise terms and conditions for copying, distribution and modification follow. Pay close attention to the difference between a "work based on the library" and a "work that uses the library". The former contains code derived from the library, whereas the latter must be combined with the library in order to run.</text:p>
      <text:p text:style-name="Text_20_body"> GNU LESSER GENERAL PUBLIC LICENSE TERMS AND CONDITIONS FOR COPYING, DISTRIBUTION AND MODIFICATION</text:p>
      <text:list>
        <text:list-item>
          <text:p>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list-item>
      </text:list>
      <text:p text:style-name="Text_20_body">A "library" means a collection of software functions and/or data prepared so as to be conveniently linked with application programs (which use some of those functions and data) to form executables.</text:p>
      <text:p text:style-name="Text_20_body">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Text_20_body">"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Text_20_body">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list>
        <text:list-item>
          <text:p>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list-item>
      </text:list>
      <text:p text:style-name="Text_20_body">You may charge a fee for the physical act of transferring a copy, and you may at your option offer warranty protection in exchange for a fee.</text:p>
      <text:p text:style-name="Text_20_body"/>
      <text:list>
        <text:list-item>
          <text:p>You may modify your copy or copies of the Library or any portion of it, thus forming a work based on the Library, and copy and distribute such modifications or work under the terms of Section 1 above, provided that you also meet all of these conditions:</text:p>
        </text:list-item>
      </text:list>
      <text:p text:style-name="Text_20_Body">a) The modified work must itself be a software library.

b) You must cause the files modified to carry prominent notices
stating that you changed the files and the date of any change.

c) You must cause the whole of the work to be licensed at no
charge to all third parties under the terms of this License.

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

(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
</text:p>
      <text:p text:style-name="Text_20_body">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Text_20_body">Thus, it is not the intent of this section to claim rights or contest your rights to work written entirely by you; rather, the intent is to exercise the right to control the distribution of derivative or collective works based on the Library.</text:p>
      <text:p text:style-name="Text_20_body">In addition, mere aggregation of another work not based on the Library with the Library (or with a work based on the Library) on a volume of a storage or distribution medium does not bring the other work under the scope of this License.</text:p>
      <text:list>
        <text:list-item>
          <text:p>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text:p>
        </text:list-item>
      </text:list>
      <text:p text:style-name="Text_20_body"> Once this change is made in a given copy, it is irreversible for that copy, so the ordinary GNU General Public License applies to all subsequent copies and derivative works made from that copy.</text:p>
      <text:p text:style-name="Text_20_body">This option is useful when you wish to copy part of the code of the Library into a program that is not a library.</text:p>
      <text:list>
        <text:list-item>
          <text:p>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list-item>
      </text:list>
      <text:p text:style-name="Text_20_body">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list>
        <text:list-item>
          <text:p>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list-item>
      </text:list>
      <text:p text:style-name="Text_20_body">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Text_20_body">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Text_20_body">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text:p>
      <text:p text:style-name="Text_20_body">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Text_20_body"/>
      <text:list>
        <text:list-item>
          <text:p>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p>
        </text:list-item>
      </text:list>
      <text:p text:style-name="Text_20_body">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text:p>
      <text:p text:style-name="Text_20_Body">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

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

c) Accompany the work with a written offer, valid for at
least three years, to give the same user the materials
specified in Subsection 6a, above, for a charge no more
than the cost of performing this distribution.

d) If distribution of the work is made by offering access to copy
from a designated place, offer equivalent access to copy the above
specified materials from the same place.

e) Verify that the user has already received a copy of these
materials or that you have already sent this user a copy.
</text:p>
      <text:p text:style-name="Text_20_body">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Text_20_body"/>
      <text:list>
        <text:list-item>
          <text:p>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list-item>
      </text:list>
      <text:p text:style-name="Text_20_Body">a) Accompany the combined library with a copy of the same work
based on the Library, uncombined with any other library
facilities. This must be distributed under the terms of the
Sections above.

b) Give prominent notice with the combined library of the fact
that part of it is a work based on the Library, and explaining
where to find the accompanying uncombined form of the same work.
</text:p>
      <text:list>
        <text:list-item>
          <text:p><text:p text:style-name="Text_20_body">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list-item>
        <text:list-item>
          <text:p><text:p text:style-name="Text_20_body">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text:p>
</text:p>
        </text:list-item>
        <text:list-item>
          <text:p><text:p text:style-name="Text_20_body">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text:p>
</text:p>
        </text:list-item>
      </text:list>
      <text:p text:style-name="Text_20_body"/>
      <text:list>
        <text:list-item>
          <text:p>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list-item>
      </text:list>
      <text:p text:style-name="Text_20_body">If any portion of this section is held invalid or unenforceable under any particular circumstance, the balance of the section is intended to apply, and the section as a whole is intended to apply in other circumstances.</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This section is intended to make thoroughly clear what is believed to be a consequence of the rest of this License.</text:p>
      <text:list>
        <text:list-item>
          <text:p><text:p text:style-name="Text_20_body">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list-item>
        <text:list-item>
          <text:p><text:p text:style-name="Text_20_body">The Free Software Foundation may publish revised and/or new versions of the Lesser General Public License from time to time. Such new versions will be similar in spirit to the present version, but may differ in detail to address new problems or concerns.</text:p>
</text:p>
        </text:list-item>
      </text:list>
      <text:p text:style-name="Text_20_body">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Text_20_body"/>
      <text:list>
        <text:list-item>
          <text:p><text:p text:style-name="Text_20_body">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Text_20_Body"> NO WARRANTY
</text:p>
</text:p>
        </text:list-item>
        <text:list-item>
          <text:p><text:p text:style-name="Text_20_body">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text:p>
</text:p>
        </text:list-item>
        <text:list-item>
          <text:p><text:p text:style-name="Text_20_body">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Text_20_Body"> END OF TERMS AND CONDITIONS
</text:p>
</text:p>
        </text:list-item>
      </text:list>
      <text:p text:style-name="Text_20_body"> How to Apply These Terms to Your New Libraries</text:p>
      <text:p text:style-name="Text_20_body">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Text_20_body">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Text_20_Body">&lt;one line to give the library's name and a brief idea of what it does.&gt;
Copyright (C) &lt;year&gt; &lt;name of author&gt;

This library is free software; you can redistribute it and/or
modify it under the terms of the GNU Lesser General Public
License as published by the Free Software Foundation; either
version 2.1 of the License, or (at your option) any later version.

This library is distributed in the hope that it will be useful,
but WITHOUT ANY WARRANTY; without even the implied warranty of
MERCHANTABILITY or FITNESS FOR A PARTICULAR PURPOSE. See the GNU
Lesser General Public License for more details.

You should have received a copy of the GNU Lesser General Public
License along with this library; if not, write to the Free Software
Foundation, Inc., 51 Franklin Street, Fifth Floor, Boston, MA 02110-1301 USA
</text:p>
      <text:p text:style-name="Text_20_body">Also add information on how to contact you by electronic and paper mail.</text:p>
      <text:p text:style-name="Text_20_body">You should also get your employer (if you work as a programmer) or your school, if any, to sign a "copyright disclaimer" for the library, if necessary. Here is a sample; alter the names:</text:p>
      <text:p text:style-name="Text_20_body">Yoyodyne, Inc., hereby disclaims all copyright interest in the library `Frob' (a library for tweaking knobs) written by James Random Hacker.</text:p>
      <text:p text:style-name="Text_20_body">&lt;signature of Ty Coon&gt;, 1 April 1990 Ty Coon, President of Vice</text:p>
      <text:p text:style-name="Text_20_body">That's all there is to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svg:font-family="'Linux Biolinum', sans-serif"/>
    <style:font-face style:name="Linux Libertine Mono" svg:font-family="'Linux Libertine Mono', monospace"/>
    <style:font-face style:name="Linux Libertine" svg:font-family="'Linux Libertine', Georgia,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2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nux Libertine" fo:font-family="'Linux Libertine', Georgia, serif" style:font-name-asian="Linux Libertine" style:font-family-asian="'Linux Libertine', Georgia, serif" style:font-name-complex="Linux Libertine" style:font-family-complex="'Linux Libertine', Georgia, serif"/>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master-page-name="">
      <style:paragraph-properties fo:text-align="start" style:justify-single-word="false" style:page-number="auto" fo:break-before="page"/>
      <style:text-properties fo:font-variant="small-caps" style:font-name="Linux Biolinum" fo:font-family="'Linux Biolinum', sans-serif" fo:font-size="24pt" fo:font-weight="bold" style:font-name-asian="Linux Biolinum" style:font-family-asian="'Linux Biolinum', sans-serif" style:font-size-asian="22pt" style:font-weight-asian="bold" style:font-name-complex="Linux Biolinum" style:font-family-complex="'Linux Biolinum', sans-serif" style:font-size-complex="2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tyle-asian="italic"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nux Libertine Mono" fo:font-family="'Linux Libertine Mono', monospace" fo:font-size="10pt" style:font-name-asian="Linux Libertine Mono" style:font-family-asian="'Linux Libertine Mono', monospace" style:font-size-asian="10pt" style:font-name-complex="Linux Libertine Mono" style:font-family-complex="'Linux Libertine Mono', monospace"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text-align="start" style:justify-single-word="false"/>
      <style:text-properties fo:font-variant="small-caps" style:font-name="Linux Biolinum" fo:font-family="'Linux Biolinum', sans-serif" fo:font-size="18pt" fo:font-weight="bold" style:font-name-asian="Linux Biolinum" style:font-family-asian="'Linux Biolinum', sans-serif" style:font-size-asian="18pt" style:font-weight-asian="bold" style:font-name-complex="Linux Biolinum" style:font-family-complex="'Linux Biolinum', sans-serif"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fo:text-align="start" style:justify-single-word="false"/>
      <style:text-properties fo:font-variant="small-caps" style:font-name="Linux Biolinum" fo:font-family="'Linux Biolinum', sans-serif" fo:font-size="14pt" fo:font-weight="bold" style:font-name-asian="Linux Biolinum" style:font-family-asian="'Linux Biolinum', sans-serif" style:font-size-asian="14pt" style:font-weight-asian="bold" style:font-name-complex="Linux Biolinum" style:font-family-complex="'Linux Biolinum', sans-serif"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fo:text-align="start" style:justify-single-word="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fo:text-align="start" style:justify-single-word="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fo:text-align="start" style:justify-single-word="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1.title" style:display-name="Heading 1.title" style:family="paragraph" style:parent-style-name="Heading_20_1">
      <style:paragraph-properties fo:text-align="center" style:justify-single-word="false"/>
    </style:style>
    <style:style style:name="Heading_20_2.author" style:display-name="Heading 2.author" style:family="paragraph" style:parent-style-name="Heading_20_2">
      <style:paragraph-properties fo:text-align="end" style:justify-single-word="false"/>
    </style:style>
    <style:style style:name="Heading_20_3.date" style:display-name="Heading 3.date" style:family="paragraph" style:parent-style-name="Heading_20_3"/>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onymous</meta:initial-creator>
    <dc:title>Untitled</dc:title>
    <meta:generator>LibreOffice/5.0.4.2$Linux_X86_64 LibreOffice_project/00m0$Build-2</meta:generator>
    <dc:date>2016-02-21T00:28:19.760663778</dc:date>
    <dc:creator>Lise </dc:creator>
    <meta:editing-duration>PT1M53S</meta:editing-duration>
    <meta:editing-cycles>2</meta:editing-cycles>
    <meta:document-statistic meta:table-count="0" meta:image-count="0" meta:object-count="0" meta:page-count="2" meta:paragraph-count="5" meta:word-count="9" meta:character-count="61" meta:non-whitespace-character-count="57"/>
    <meta:user-defined meta:name=""/>
  </office:meta>
</office:document-meta>
</file>